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8646in"/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bold" style:font-size-asian="14.5pt" style:font-style-asian="normal" style:font-weight-asian="bold" style:font-size-complex="14.5pt" style:font-style-complex="normal" style:font-weight-complex="bold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9pt" fo:letter-spacing="normal" fo:font-style="normal" fo:font-weight="normal" style:font-size-asian="19pt" style:font-style-asian="normal" style:font-weight-asian="normal" style:font-size-complex="19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9pt" fo:letter-spacing="normal" fo:font-style="normal" fo:font-weight="bold" style:font-size-asian="19pt" style:font-style-asian="normal" style:font-weight-asian="bold" style:font-size-complex="19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text-properties fo:font-size="16.5pt" style:font-size-asian="16.5pt" style:font-size-complex="16.5pt"/>
    </style:style>
    <style:style style:name="P22" style:family="paragraph" style:parent-style-name="Standard">
      <style:text-properties fo:font-size="16.5pt" fo:font-weight="bold" style:font-size-asian="16.5pt" style:font-weight-asian="bold" style:font-size-complex="16.5pt" style:font-weight-complex="bold"/>
    </style:style>
    <style:style style:name="P23" style:family="paragraph" style:parent-style-name="Standard">
      <style:text-properties fo:font-size="16.5pt" fo:font-weight="normal" style:font-size-asian="16.5pt" style:font-weight-asian="normal" style:font-size-complex="16.5pt" style:font-weight-complex="normal"/>
    </style:style>
    <style:style style:name="P24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5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7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.5pt" style:font-size-asian="15.5pt" style:font-size-complex="15.5pt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normal" style:font-weight-asian="normal" style:font-weight-complex="normal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4.5pt" style:font-size-asian="14.5pt" style:font-size-complex="14.5pt"/>
    </style:style>
    <style:style style:name="T8" style:family="text">
      <style:text-properties fo:font-size="14.5pt" fo:font-weight="bold" style:font-size-asian="14.5pt" style:font-weight-asian="bold" style:font-size-complex="14.5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Sat May 4, 2019 <text:span text:style-name="T1">5.5 miles</text:span></text:p>
      <text:p text:style-name="P20"><text:span text:style-name="T1">On a staionary recumbent bike set at level 12: </text:span>I did a 500 calorie ride in 49:30. <text:s/>Final heart rate 117 bpm, Average heart rate about 108 bpm.</text:p>
      <text:p text:style-name="P18">Warm down: <text:span text:style-name="T2">½ mile jog and walk home uphill. </text:span></text:p>
      <text:p text:style-name="P19"/>
      <text:p text:style-name="P3"><text:span text:style-name="T2">Sun May 5, 2019 </text:span>no running </text:p>
      <text:p text:style-name="P3"/>
      <text:p text:style-name="P3">On May 2, my right calf cramped while running. Since then the calf has been sore. <text:s/>I have been massaging it every day and this seems to help.</text:p>
      <text:p text:style-name="P3"/>
      <text:p text:style-name="P4">Mon May 6, 2019 <text:span text:style-name="T1">6 miles</text:span> </text:p>
      <text:p text:style-name="P4"><text:span text:style-name="T1">Run:</text:span> I ran 5 miles averaging 10:00/mile. <text:s/>The first 4 miles were on hilly roads and the last mile was on the Allegheny College track. <text:s/>My right calf was still a little sore.</text:p>
      <text:p text:style-name="P3">Warm down: <text:s/>I jogged 1 mile home.</text:p>
      <text:p text:style-name="P3"/>
      <text:p text:style-name="P4">Tues May 7, 2019 <text:span text:style-name="T1">6 miles</text:span> </text:p>
      <text:p text:style-name="P4"><text:span text:style-name="T1">Run:</text:span> I ran the same 5 mile course that I did yesterday and averaged 9:33/mile. <text:s/>My calf was somewhat better.</text:p>
      <text:p text:style-name="P3">Warm down: <text:span text:style-name="T2"><text:s/>I jogged 1 mile home.</text:span></text:p>
      <text:p text:style-name="P3">Splits for the 5 mile run:</text:p>
      <text:p text:style-name="P4">Yesterday: <text:s/>10:45 (up hill), 9:50, 9:23, 9:51, 10:10 </text:p>
      <text:p text:style-name="P4">Today: <text:s text:c="7"/>10:17 (up hill), 9:39, 9:24, 9:32, 8:53</text:p>
      <text:p text:style-name="P4"/>
      <text:p text:style-name="P4">Wed May 8, 2019 <text:span text:style-name="T1">5.5 miles </text:span><text:s/></text:p>
      <text:p text:style-name="P4"><text:span text:style-name="T1">Ride:</text:span> I did a 500 calorie ride on a stationary recumbent bike on level 12.</text:p>
      <text:p text:style-name="P4">100 calorie splits: 11:10, 11:02, 11:00, 10:20, 9:40.</text:p>
      <text:p text:style-name="P4">The pulse at the end was 115 bpm</text:p>
      <text:p text:style-name="P4">I count this ride as equivalent to a 5 mile run.</text:p>
      <text:p text:style-name="P3">Warm down: <text:span text:style-name="T2">I walked and jogged ½ mile home.</text:span></text:p>
      <text:p text:style-name="P4"/>
      <text:p text:style-name="P3"><text:span text:style-name="T2">Thurs May 9, 2019 </text:span>no running</text:p>
      <text:p text:style-name="P3"/>
      <text:p text:style-name="P4">Fri May 10, 2019, <text:span text:style-name="T1">3 miles</text:span> </text:p>
      <text:p text:style-name="P4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3">In the past week: <text:s/>26.5 miles</text:p>
      <text:p text:style-name="P1"><text:soft-page-break/>Sat May 11, 2019 <text:s/><text:span text:style-name="T1">5 miles</text:span> </text:p>
      <text:p text:style-name="P1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1"/>
      <text:p text:style-name="P1">Sun May 12, 2019 <text:span text:style-name="T1">no running</text:span></text:p>
      <text:p text:style-name="P2"/>
      <text:p text:style-name="P1">Mon May 13, 2019 <text:span text:style-name="T1">5 miles</text:span> <text:s/></text:p>
      <text:p text:style-name="P1">I ran on a Wise Center treadmill.</text:p>
      <text:p text:style-name="P1"><text:span text:style-name="T1">3 miles</text:span>, I kept my pulse close to 130 bpm during the second and third miles. Splits: 9:47, 9:59, 10:39 <text:s/>I rested 3 minutes after the 3 mile run.</text:p>
      <text:p text:style-name="P1"><text:span text:style-name="T1">1 x ¼ mile in 1:53, 1 x ½ mile in 4:00.</text:span> Pulse at the end of ½ mile: 160 bpm</text:p>
      <text:p text:style-name="P1">I jogged ¼ mile before each run and ¾ mile after the second one. </text:p>
      <text:p text:style-name="P1"/>
      <text:p text:style-name="P1">Tues May 14, 2019 <text:span text:style-name="T1">3 miles</text:span> </text:p>
      <text:p text:style-name="P1">I ran on a Wise Center treadmill.</text:p>
      <text:p text:style-name="P1"><text:span text:style-name="T1">3 miles</text:span>, Average pulse about 130 bpm. Splits: 10:00, 10:00, 10:16</text:p>
      <text:p text:style-name="P2">My right calf got tight and hurt again. <text:s/>I should run easily for a while.</text:p>
      <text:p text:style-name="P1"/>
      <text:p text:style-name="P1">Wed May 15, 2019 <text:span text:style-name="T1">3 miles</text:span></text:p>
      <text:p text:style-name="P1">I ran and walked on slightly hilly roads. </text:p>
      <text:p text:style-name="P1"><text:span text:style-name="T1">3 miles</text:span>, Average pulse about 118 bpm and average pace about 11:20</text:p>
      <text:p text:style-name="P1">My calf felt okay.</text:p>
      <text:p text:style-name="P1"/>
      <text:p text:style-name="P1">Thur May 16, 2019 <text:span text:style-name="T1">4.5 miles </text:span><text:s text:c="2"/></text:p>
      <text:p text:style-name="P1">I ran and walked 4.5 miles on hilly roads and averaged 11:20/mile. </text:p>
      <text:p text:style-name="P1"/>
      <text:p text:style-name="P1">Fri May 17, 2019 <text:span text:style-name="T1">8 miles</text:span> <text:s/></text:p>
      <text:p text:style-name="P1">I ran and walked 8 miles on hilly roads and averaged 11:55/mile. </text:p>
      <text:p text:style-name="P1"/>
      <text:p text:style-name="P1"><text:span text:style-name="T1">In the last week: 28.5 miles</text:span> <text:s/></text:p>
      <text:p text:style-name="P5"><text:soft-page-break/>Sat May 18, 2019 <text:s/><text:span text:style-name="T1">5 miles</text:span> <text:s/></text:p>
      <text:p text:style-name="P5">My calf is a lot better. <text:s/>Massaging has helped a lot. <text:s/></text:p>
      <text:p text:style-name="P8">Run: <text:span text:style-name="T2">4 miles on hilly roads averaging 9:43/mile</text:span></text:p>
      <text:p text:style-name="P8">Warm down:<text:span text:style-name="T2"> <text:s/>rest 3 minutes and walked and ran 1 mile in about 12:00</text:span></text:p>
      <text:p text:style-name="P5"/>
      <text:p text:style-name="P8"><text:span text:style-name="T2">Sun May 19, 2019 </text:span>5 miles<text:span text:style-name="T2"> <text:s/></text:span></text:p>
      <text:p text:style-name="P5">I did the same workout as yesterday.</text:p>
      <text:p text:style-name="P8">Run: <text:span text:style-name="T2">4 miles on hilly roads averaging 8:59/mile</text:span></text:p>
      <text:p text:style-name="P8">Warm down:<text:span text:style-name="T2"> <text:s/>rest 3 minutes and walked and ran 1 mile in 11:45/mile</text:span></text:p>
      <text:p text:style-name="P5">Sum of ascents: 267 feet, <text:s text:c="4"/>This is one of my fastest times on this course.</text:p>
      <text:p text:style-name="P5">Splits:</text:p>
      <text:p text:style-name="P5">July 4, 2018: <text:s text:c="3"/>9:18, 9:12, 8:41, 8:34</text:p>
      <text:p text:style-name="P5"><text:s text:c="7"/>Today: <text:s text:c="6"/>9:42, 9:12, 8:44, 8:16</text:p>
      <text:p text:style-name="P5"/>
      <text:p text:style-name="P5">Mon May 20, 2019 <text:span text:style-name="T1">6 miles</text:span> <text:s/></text:p>
      <text:p text:style-name="P5">I ran 6 miles out and back on hilly Limber Rd. <text:s/>Average pace near 11:00/mi.</text:p>
      <text:p text:style-name="P5">Sum of ascents along the course is 530 feet.</text:p>
      <text:p text:style-name="P5"/>
      <text:p text:style-name="P5">Tues May 21, 2019 <text:span text:style-name="T1">4 miles</text:span> <text:s text:c="2"/></text:p>
      <text:p text:style-name="P5">I ran 4 miles on hilly roads at various paces averaging 10:48/mile. <text:s/>This run included a slightly downhill ½ mile in 4:05.</text:p>
      <text:p text:style-name="P5"/>
      <text:p text:style-name="P5">Wed May 22, 2019 <text:span text:style-name="T1">no running</text:span> </text:p>
      <text:p text:style-name="P5">I worked hard on preparing our garden.</text:p>
      <text:p text:style-name="P5"/>
      <text:p text:style-name="P5">Thur May 23, 2019 <text:span text:style-name="T1">5 miles</text:span> <text:s/></text:p>
      <text:p text:style-name="P5">I ran on the high school track.</text:p>
      <text:p text:style-name="P5"><text:span text:style-name="T1">Warmup:</text:span> <text:s/>1.5 miles at various paces and rest 2 minutes.</text:p>
      <text:p text:style-name="P5"><text:span text:style-name="T1">Run:</text:span> <text:s/>4 x 300m and 4 x 200m. After the 300m runs I jogged 500m in about 4:00 each. After the 200m runs I jogged 200m in about 1:30 each.</text:p>
      <text:p text:style-name="P5">Times: 81s, 82s, 80s, 79s, 51s, 53s, 51s, 50s</text:p>
      <text:p text:style-name="P5"><text:span text:style-name="T1">Warm down:</text:span> <text:s/>rest 2:00 and jog ½ mile</text:p>
      <text:p text:style-name="P5"/>
      <text:p text:style-name="P5">Fri May 24, 2019 <text:span text:style-name="T1">5 miles</text:span> </text:p>
      <text:p text:style-name="P5">I ran 5 miles on slightly hilly roads and averaged about 10:00/mile.</text:p>
      <text:p text:style-name="P5"/>
      <text:p text:style-name="P5"><text:span text:style-name="T1">In the last week: 30 miles</text:span> </text:p>
      <text:p text:style-name="P5"/>
      <text:p text:style-name="P5"><text:soft-page-break/>Sat May 25, 2019 <text:span text:style-name="T1">6 miles</text:span> <text:s/></text:p>
      <text:p text:style-name="P5">I ran 5.5 miles with Jim Fitch on slightly hilly roads. We averaged 10:38/mile.</text:p>
      <text:p text:style-name="P5">After resting a few minutes I jogged ½ mile uphill.</text:p>
      <text:p text:style-name="P5"/>
      <text:p text:style-name="P5">Sun May 26, 2019 <text:span text:style-name="T1">4 miles</text:span> </text:p>
      <text:p text:style-name="P1">2 miles on slightly hilly roads averaging 9:29/mile, <text:s/>3:00 rest</text:p>
      <text:p text:style-name="P1">2 miles out and back on hilly Limber Rd averaging 9:25/mile</text:p>
      <text:p text:style-name="P1">The first ¼ mile of the run on Limber goes up 93 feet which is a 7% incline.</text:p>
      <text:p text:style-name="P1">I ran this ¼ mile in 2:31 and kept running. <text:s/>This was a tough uphill run.</text:p>
      <text:p text:style-name="P1"/>
      <text:p text:style-name="P1">Mon May 27, 2019 <text:span text:style-name="T1">4 miles </text:span><text:s/></text:p>
      <text:p text:style-name="P1">I ran on the high school track, running wide so each lap was ¼ mile. </text:p>
      <text:p text:style-name="P1"><text:span text:style-name="T1">Run: </text:span>3 miles in 27:08, Splits: 9:15, 9:08, 8:45</text:p>
      <text:p text:style-name="P1"><text:span text:style-name="T1">Warm down:</text:span> rest 3:00, jog 1 mile in 10:30</text:p>
      <text:p text:style-name="P1"/>
      <text:p text:style-name="P1">Tues May 28, 2019 <text:span text:style-name="T1">no running</text:span> <text:s/></text:p>
      <text:p text:style-name="P1"/>
      <text:p text:style-name="P1">Wed May 29, 2019 <text:span text:style-name="T1">4.75 miles</text:span></text:p>
      <text:p text:style-name="P1">I ran intervals on the high school track with our summer running group.</text:p>
      <text:p text:style-name="P2">Warmup: <text:span text:style-name="T2">1.25 miles on my own at about 10:00/mile pace and about 0.75 miles with the group at various paces</text:span></text:p>
      <text:p text:style-name="P2">Run:<text:span text:style-name="T2"> 1 x 200m, my time: 53s, <text:s/>a 200m jog</text:span></text:p>
      <text:p text:style-name="P1">5 x 400m with 400m jog after each</text:p>
      <text:p text:style-name="P1">My times for the 5 runs: 1:58, 1:57, 1:55, 1:53, 1:49</text:p>
      <text:p text:style-name="P1"/>
      <text:p text:style-name="P1">Thur May 30, 2019 <text:span text:style-name="T1">5.5 miles</text:span> <text:s/></text:p>
      <text:p text:style-name="P1">I ran 5.5 miles on somewhat hilly roads and averaged 10:11/mile.</text:p>
      <text:p text:style-name="P1"/>
      <text:p text:style-name="P1">Fri May 31, 2019 <text:span text:style-name="T1">6 miles</text:span> </text:p>
      <text:p text:style-name="P1">I ran 5.5 miles on a course that was more hilly than yesterday. </text:p>
      <text:p text:style-name="P1">Average pace: 9:37/mile </text:p>
      <text:p text:style-name="P1">I rested 3 minutes and jogged ½ mile</text:p>
      <text:p text:style-name="P1"/>
      <text:p text:style-name="P2">In the past week: 30.25 miles</text:p>
      <text:p text:style-name="P2"/>
      <text:p text:style-name="P2"/>
      <text:p text:style-name="P2"/>
      <text:p text:style-name="P1"><text:soft-page-break/>Sat June 1, 2019 <text:span text:style-name="T1">6 miles</text:span> <text:s text:c="2"/><text:span text:style-name="T3"><text:s text:c="2"/></text:span></text:p>
      <text:p text:style-name="P5">I ran 5.5 miles with Jim Fitch on slightly hilly roads. We averaged 10:40/mile.</text:p>
      <text:p text:style-name="P5">After resting a few minutes I jogged ½ mile uphill.</text:p>
      <text:p text:style-name="P5"/>
      <text:p text:style-name="P5">Sun June 2, 2019 <text:span text:style-name="T1">no running</text:span> <text:s/></text:p>
      <text:p text:style-name="P5">I twisted my ankle.</text:p>
      <text:p text:style-name="P5"/>
      <text:p text:style-name="P5">Mon June 3, 2019 <text:span text:style-name="T1">5.5 miles </text:span><text:s/></text:p>
      <text:p text:style-name="P5">In the morning I ran 3 miles slowly on roads. <text:s/></text:p>
      <text:p text:style-name="P5">In the afternoon I ran 2.5 miles slowly on the high school track.</text:p>
      <text:p text:style-name="P5">Each time my ankle felt better as I ran. </text:p>
      <text:p text:style-name="P5"/>
      <text:p text:style-name="P5">Tues June 4, 2019 <text:span text:style-name="T1">4 miles</text:span> <text:s/></text:p>
      <text:p text:style-name="P5">I ran 4 miles on the college outdoor track. <text:s/>My ankle is still stiff and sore but felt better as I ran. <text:s/>Mile splits: 11:39, 10:50, 10:10, 9:46 <text:s/>Average pace: 10:36/mi</text:p>
      <text:p text:style-name="P5"/>
      <text:p text:style-name="P5">Wed June 5, 2019 <text:span text:style-name="T1">8 miles</text:span></text:p>
      <text:p text:style-name="P5">In the morning I ran on the high school track. My ankle is better than yesterday.</text:p>
      <text:p text:style-name="P5">I jogged ¼ mile, ran 3 miles in 28:08, rested 4 minutes and jogged ½ mile.</text:p>
      <text:p text:style-name="P5">Splits for 3 miles: 10:00, 9:21, 8:48 <text:s/>Average pace: 9:23</text:p>
      <text:p text:style-name="P5">In the afternoon I ran on the high school track with our running group.</text:p>
      <text:p text:style-name="P5"><text:span text:style-name="T1">Warmup:</text:span> 2 miles in 10:00 and 10:34 and rested about 4:00</text:p>
      <text:p text:style-name="P5"><text:span text:style-name="T1">Run:</text:span> 1 x 200m and 4 x 600m with a 200m slow jog after each.</text:p>
      <text:p text:style-name="P5">Times: 56s, 2:57, 2:59, 2:58, 2:54</text:p>
      <text:p text:style-name="P5"/>
      <text:p text:style-name="P5">Thur June 6, 2019 <text:span text:style-name="T1">2 miles</text:span> <text:s/></text:p>
      <text:p text:style-name="P5">I ran 2 miles slowly on the high track. <text:s/>I felt tired probably because of the running I did yesterday.</text:p>
      <text:p text:style-name="P5"/>
      <text:p text:style-name="P5">Fri June 7, 2019 <text:span text:style-name="T1">6 miles</text:span> <text:s/></text:p>
      <text:p text:style-name="P5">I ran 5.5 miles on slightly hilly roads with Jim and Sharon. The average pace was 11:38/mile.</text:p>
      <text:p text:style-name="P5"/>
      <text:p text:style-name="P8">In the past week: <text:s/>31.5 miles</text:p>
      <text:p text:style-name="P8"/>
      <text:p text:style-name="P8"/>
      <text:p text:style-name="P8"/>
      <text:p text:style-name="P8"/>
      <text:p text:style-name="P5"><text:soft-page-break/>Sat June 8, 2019 <text:span text:style-name="T1">3.5 miles</text:span> <text:s/></text:p>
      <text:p text:style-name="P5">I ran on the high school track. <text:s/>I ran wide on the curves so each lap was ¼ mile.</text:p>
      <text:p text:style-name="P5"><text:span text:style-name="T1">Warmup:</text:span> 1 mile in 9:45 and rested about 4:00.</text:p>
      <text:p text:style-name="P5"><text:span text:style-name="T1">Run:</text:span> 2 miles in 17:21, <text:s/>Splits: 8:52, 8:29</text:p>
      <text:p text:style-name="P5"><text:span text:style-name="T1">Warm down:</text:span> 3:00 rest and ½ mile in 5:05 </text:p>
      <text:p text:style-name="P5"/>
      <text:p text:style-name="P5">Sun June 9, 2019 <text:span text:style-name="T1">no running <text:s/></text:span></text:p>
      <text:p text:style-name="P5"/>
      <text:p text:style-name="P5">Mon June 10, 2019 <text:span text:style-name="T1">2 miles</text:span> </text:p>
      <text:p text:style-name="P5">I ran 2 miles on the high school track including 1 mile in 10:11, 200m in 58s and 600m in 1:31.</text:p>
      <text:p text:style-name="P5"/>
      <text:p text:style-name="P5">Tues June 11, 2019 <text:span text:style-name="T1">4.5 miles</text:span> </text:p>
      <text:p text:style-name="P5"><text:span text:style-name="T1">Run:</text:span> <text:s/>I ran 4 miles on the high school track, running wide on the turns so each lap was ¼ mile. <text:s/><text:span text:style-name="T1">Mile splits:</text:span> 9:57, 9:46, 9:44, 9:32 </text:p>
      <text:p text:style-name="P5"><text:span text:style-name="T1">Warm down: </text:span>Rest 2 minutes and ½ mile in 5:33</text:p>
      <text:p text:style-name="P5"/>
      <text:p text:style-name="P5">Wed June 12, 2019 <text:span text:style-name="T1">6 miles</text:span></text:p>
      <text:p text:style-name="P5">I ran on the high school track with our running group.</text:p>
      <text:p text:style-name="P5"><text:span text:style-name="T1">Warmup:</text:span> 2 miles in 21 minutes, ¼ mile of drills, </text:p>
      <text:p text:style-name="P5">rested 2 minutes, ½ mile in 4:48, rested 4 minutes</text:p>
      <text:p text:style-name="P5"><text:span text:style-name="T1">Run:</text:span> 200m, 400m, 3 x 600m, 400m, 200m </text:p>
      <text:p text:style-name="P8">Times: <text:span text:style-name="T2">58s, 2:02, 3:03, 3:02, 3:00, 1:59, 54s</text:span></text:p>
      <text:p text:style-name="P5">Each of the 7 runs was followed by a slow 3.5 minute jog after each.</text:p>
      <text:p text:style-name="P5"/>
      <text:p text:style-name="P5">Thur June 13, 2019 <text:span text:style-name="T1">4.5 miles</text:span> </text:p>
      <text:p text:style-name="P8">Warmup: <text:span text:style-name="T2">½ mile down to the Wise Center</text:span></text:p>
      <text:p text:style-name="P8">Run: <text:span text:style-name="T2"><text:s/>3.6 miles on a treadmill averaging 9:36/mile. <text:s/>The last 0.6 miles at 8:28/mi.</text:span></text:p>
      <text:p text:style-name="P8">Warm down:<text:span text:style-name="T2"> <text:s/>0.4 miles in about 4 minutes.</text:span></text:p>
      <text:p text:style-name="P5"/>
      <text:p text:style-name="P8"><text:span text:style-name="T2">Fri June 14, 2019 </text:span>5 miles<text:span text:style-name="T2"> <text:s/></text:span></text:p>
      <text:p text:style-name="P5">I walked and ran 5 miles on the high school track. <text:s/>I walked about 110 yards at the beginning of each ½ mile and averaged 11:57/mile</text:p>
      <text:p text:style-name="P5"/>
      <text:p text:style-name="P2">In the past week: 25.5 miles</text:p>
      <text:p text:style-name="P1"/>
      <text:p text:style-name="P2"/>
      <text:p text:style-name="P1"><text:soft-page-break/>Sat June 15, 2019 <text:span text:style-name="T1">5 miles</text:span> <text:s/></text:p>
      <text:p text:style-name="P1"><text:span text:style-name="T1">Warmup:</text:span> <text:s/>½ mile jog maily uphill.</text:p>
      <text:p text:style-name="P1"><text:span text:style-name="T1">Run: </text:span><text:s/>4 miles on slightly hilly roads averaging 10:58/mile</text:p>
      <text:p text:style-name="P1"><text:span text:style-name="T1">Warm down:</text:span> <text:s/>½ mile jog</text:p>
      <text:p text:style-name="P1"/>
      <text:p text:style-name="P1">Sun June 16, 2019 <text:s/><text:span text:style-name="T1">no running</text:span> <text:s/></text:p>
      <text:p text:style-name="P1"/>
      <text:p text:style-name="P1">Mon June 17, 2019 <text:s/><text:span text:style-name="T1">no running</text:span> </text:p>
      <text:p text:style-name="P1"/>
      <text:p text:style-name="P1">Tues June 18, 2019 <text:s/><text:span text:style-name="T1">3.5 miles</text:span> <text:s text:c="2"/></text:p>
      <text:p text:style-name="P1">I ran on a Wise Center treadmill</text:p>
      <text:p text:style-name="P2">Warmup: <text:s/><text:span text:style-name="T2">1 mile in 10:00 and rest 3 minutes</text:span></text:p>
      <text:p text:style-name="P2">Run:<text:span text:style-name="T2"> <text:s/></text:span><text:s/><text:span text:style-name="T2">2 miles</text:span> <text:s/><text:span text:style-name="T2">Splits: 9:28, 8:25 <text:s text:c="2"/>The last ¼ mile was in 2:00</text:span></text:p>
      <text:p text:style-name="P2">Warm down:<text:span text:style-name="T2"> <text:s/>½ mile in 5:10</text:span></text:p>
      <text:p text:style-name="P1"/>
      <text:p text:style-name="P2"><text:span text:style-name="T2">Wed June 19, 2019 </text:span>2.5 miles<text:span text:style-name="T2"> </text:span></text:p>
      <text:p text:style-name="P1">I ran on the high school track with our running group.</text:p>
      <text:p text:style-name="P2">Warmup:<text:span text:style-name="T2"> 1 mile in about 11 minutes </text:span></text:p>
      <text:p text:style-name="P2">Run:<text:span text:style-name="T2"> 3 x ¼ mile with a ¼ mile jog after each.</text:span></text:p>
      <text:p text:style-name="P1">Times for runs: 1:57, 1:58, 1:47</text:p>
      <text:p text:style-name="P1"/>
      <text:p text:style-name="P1">Thurs June 20, 2019 <text:span text:style-name="T1">4 miles</text:span> <text:s/></text:p>
      <text:p text:style-name="P1">I ran 4 miles on a Wise Center treadmill. Time: 37:03 or 9:16/mile</text:p>
      <text:p text:style-name="P1">Splits: 10:01, 9:30, 8:59, (4:21+4:12) = 8:33</text:p>
      <text:p text:style-name="P1"/>
      <text:p text:style-name="P1">Fri June 21, 2019 <text:span text:style-name="T1">3 miles</text:span> <text:s/></text:p>
      <text:p text:style-name="P1"><text:span text:style-name="T1">Run:</text:span> 2.5 miles on a Wise Center treadmill. </text:p>
      <text:p text:style-name="P1">Splits: 10:00, 9:07, 4:16</text:p>
      <text:p text:style-name="P1"><text:span text:style-name="T1">Warm down:</text:span> ½ mile in abut 5 minutes</text:p>
      <text:p text:style-name="P1"/>
      <text:p text:style-name="P2">In the past week: 18 miles</text:p>
      <text:p text:style-name="P2"/>
      <text:p text:style-name="P2"/>
      <text:p text:style-name="P1"/>
      <text:p text:style-name="P2"/>
      <text:p text:style-name="P2"/>
      <text:p text:style-name="P1"><text:soft-page-break/>Sat June 22, 2019<text:span text:style-name="T1"> no running <text:s/></text:span></text:p>
      <text:p text:style-name="P1">We drove to California MD. </text:p>
      <text:p text:style-name="P1"/>
      <text:p text:style-name="P1">Sun June 23, 2019 <text:span text:style-name="T1">5 miles</text:span> <text:s/></text:p>
      <text:p text:style-name="P1">I ran mainly on slightly hilly Wildewood Parkway in California MD.</text:p>
      <text:p text:style-name="P1"><text:span text:style-name="T1">Warmup:</text:span> <text:s/>0.75 mile jog</text:p>
      <text:p text:style-name="P2">Run: <text:s/><text:span text:style-name="T2">4 miles averaging 10:41/ mile with a fast last ¼ mile</text:span></text:p>
      <text:p text:style-name="P2">Warm down: <text:span text:style-name="T2">0.25 mile jog</text:span></text:p>
      <text:p text:style-name="P1"/>
      <text:p text:style-name="P2"><text:span text:style-name="T2">Mon June 24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/><text:span text:style-name="T2">5 miles averaging 10:10/mile with a fast last mile</text:span></text:p>
      <text:p text:style-name="P2">Warm down:<text:span text:style-name="T2"> 0.25 mile jog</text:span></text:p>
      <text:p text:style-name="P1"/>
      <text:p text:style-name="P2"><text:span text:style-name="T2">Tue June 25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59/mile, the last ½ mile in 4:15</text:span></text:p>
      <text:p text:style-name="P2">Warm down:<text:span text:style-name="T2"> 0.25 mile jog</text:span></text:p>
      <text:p text:style-name="P1"/>
      <text:p text:style-name="P2"><text:span text:style-name="T2">Wed June 26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20/mile, the last ½ mile in 4:12</text:span></text:p>
      <text:p text:style-name="P2">Warm down:<text:span text:style-name="T2"> 0.25 mile jog</text:span></text:p>
      <text:p text:style-name="P1"/>
      <text:p text:style-name="P2">I felt increasingly better over the last 4 days. <text:s/>I am going to rest a little now.</text:p>
      <text:p text:style-name="P2"/>
      <text:p text:style-name="P1">Thur June 27, 2019 <text:span text:style-name="T1">no running</text:span></text:p>
      <text:p text:style-name="P1"/>
      <text:p text:style-name="P1">Fri June 28, 2019 <text:span text:style-name="T1">no running</text:span></text:p>
      <text:p text:style-name="P1">We drove back to Meadville.</text:p>
      <text:p text:style-name="P1"/>
      <text:p text:style-name="P2">In the past week: 21.5 miles</text:p>
      <text:p text:style-name="P10"><text:soft-page-break/>Sat June 29, 2019 <text:span text:style-name="T1">10 miles</text:span></text:p>
      <text:p text:style-name="P10">I ran 5 miles on slightly hilly roads, rested about 8 minutes while drinking </text:p>
      <text:p text:style-name="P10">16 ounces of Gatorade and then ran the same 5 mile course again. </text:p>
      <text:p text:style-name="P10">The first time I averaged 10:51 min/mile and the second time 9:51 min/mile.</text:p>
      <text:p text:style-name="P10">1<text:span text:style-name="T4">st</text:span> time splits: <text:s/>11:56, 10:59, 10:43, 10:28, 10:10</text:p>
      <text:p text:style-name="P10">2<text:span text:style-name="T4">nd</text:span> time splits: 10:18, 10:08, <text:s text:c="2"/>9:52, <text:s text:c="2"/>9:43, <text:s text:c="2"/>9:14</text:p>
      <text:p text:style-name="P10"/>
      <text:p text:style-name="P10">Sun June 30, 2019 <text:span text:style-name="T1">no running</text:span> <text:s/></text:p>
      <text:p text:style-name="P10"/>
      <text:p text:style-name="P10">Mon July 1, 2019 <text:span text:style-name="T1">5.6 miles</text:span> </text:p>
      <text:p text:style-name="P10">I ran with our running group on the high school track. <text:s/>We had 11 runners.</text:p>
      <text:p text:style-name="P10"><text:span text:style-name="T1">Warmup:</text:span> 2.75 miles at about 10:40/mile and rest a few minutes.</text:p>
      <text:p text:style-name="P10"><text:span text:style-name="T1">Run:</text:span> 1 x 200m in 58s and a 200m jog</text:p>
      <text:p text:style-name="P10">7 x 400m with a 300m jog in about 3:30 after each run. <text:s/></text:p>
      <text:p text:style-name="P10">Times for the 400's: 2:00, 1:58, 1:57, 1:56, 1:55, 1:49, 1:45</text:p>
      <text:p text:style-name="P10">The runs got easier as I ran.</text:p>
      <text:p text:style-name="P10"/>
      <text:p text:style-name="P10">Tues July 2, <text:s/>2019 <text:span text:style-name="T1">4 miles</text:span> </text:p>
      <text:list xml:id="list184105127208426259" text:style-name="L1">
        <text:list-item>
          <text:list>
            <text:list-header>
              <text:p text:style-name="P24">1.25 miles at various paces on roads, 1.5 miles on the track at about</text:p>
              <text:p text:style-name="P24">10 min/mile, and 1.25 miles at various paces on roads.</text:p>
            </text:list-header>
          </text:list>
        </text:list-item>
      </text:list>
      <text:p text:style-name="P10"/>
      <text:p text:style-name="P10">Wed July 3, 2019 <text:span text:style-name="T1">5 miles</text:span> <text:s/></text:p>
      <text:p text:style-name="P10"><text:span text:style-name="T1">Run:</text:span> 4 miles on the high school track in 39:13, Splits: 9:57, 9:51, 9:46, 9:41</text:p>
      <text:p text:style-name="P11">Warm down: <text:span text:style-name="T2">1 mile in about 11 minutes.</text:span></text:p>
      <text:p text:style-name="P10"/>
      <text:p text:style-name="P11"><text:span text:style-name="T2">Thur July 4, 2019 </text:span>7 miles</text:p>
      <text:p text:style-name="P10"><text:span text:style-name="T1">Run:</text:span> I ran 7 enjoyable miles on hilly roads with Olivia Hemlock. </text:p>
      <text:p text:style-name="P10">The first 5 miles averaged 10:30/mile. Then we rested about 2 minutes.</text:p>
      <text:p text:style-name="P10">Then 1.1 miles at about 8:15/mile pace on a slightly hilly road.</text:p>
      <text:p text:style-name="P10"><text:span text:style-name="T1">Warm down:</text:span> 0.9 mile jog</text:p>
      <text:p text:style-name="P10"/>
      <text:p text:style-name="P10">Fri July 5, 2019 <text:span text:style-name="T1">3.25 miles</text:span> <text:s/></text:p>
      <text:p text:style-name="P10">I ran on the high school track.</text:p>
      <text:p text:style-name="P10"><text:span text:style-name="T1">Warmup:</text:span> <text:s/>1 mile is 9:48, rest about 2:00, ¼ mile of drills, rest about 2:00</text:p>
      <text:p text:style-name="P10"><text:span text:style-name="T1">Run: </text:span><text:s/>4 x 200m with a 200m jog after each. <text:s/>The jogs took about 2:00</text:p>
      <text:p text:style-name="P10">Times: 59s, 60s, 55s, 55s</text:p>
      <text:p text:style-name="P10">2 x 400m, with 400m jog after each. The jogs took about 3:30</text:p>
      <text:p text:style-name="P10">Times: 1:56, 1:47</text:p>
      <text:p text:style-name="P11">In the past week: 34.9 miles</text:p>
      <text:p text:style-name="P11"><text:soft-page-break/><text:span text:style-name="T2">Sat <text:s/>July 6, 2019 </text:span>5 miles<text:span text:style-name="T2"> <text:s/></text:span></text:p>
      <text:p text:style-name="P10">I did the same workout as on July 4, 2018 and May 19, 2019.</text:p>
      <text:p text:style-name="P11">Run: <text:span text:style-name="T2">4 miles on hilly roads averaging 8:59/mile</text:span></text:p>
      <text:p text:style-name="P11">Warm down:<text:span text:style-name="T2"> <text:s/>rest 2 minutes and ran 1 mile in 11:13/mile</text:span></text:p>
      <text:p text:style-name="P10">Sum of ascents: 267 feet, <text:s text:c="4"/>This is one of my fastest times on this course.</text:p>
      <text:p text:style-name="P10">Splits:</text:p>
      <text:p text:style-name="P10">July 4, 2018: <text:s text:c="3"/>9:18, 9:12, 8:41, 8:34 <text:s/>Average pace: 8:56</text:p>
      <text:p text:style-name="P10">May19, 2019: <text:s text:c="2"/>9:42, 9:12, 8:44, 8:16 Average pace: 8:59</text:p>
      <text:p text:style-name="P10">Today: <text:s text:c="13"/>9:58, 8:55, 8:55, 8:09 Average pace: 8:59 </text:p>
      <text:p text:style-name="P10"/>
      <text:p text:style-name="P10">Sun July 7, 2019 <text:span text:style-name="T1">no running</text:span> </text:p>
      <text:p text:style-name="P10"/>
      <text:p text:style-name="P10">Mon July 8, 2019 <text:span text:style-name="T1">5 miles <text:s/></text:span></text:p>
      <text:p text:style-name="P10">I ran with 11 other runners on the high school track.</text:p>
      <text:p text:style-name="P10"><text:span text:style-name="T1">Warmup:</text:span> 1 mile in 9:37, rest 45s, 1 mile in 10:02, rest about 4 minutes</text:p>
      <text:p text:style-name="P10"><text:span text:style-name="T1">Run:</text:span> <text:s/>1 x 200m, 1 x 400m, 1 x 800m, 1 x 1200m, 1 x 200m,</text:p>
      <text:p text:style-name="P10">Times: 55s, 1:52, 3:57, 6:00 </text:p>
      <text:p text:style-name="P10">We jogged 200m after the first and last runs and 400m after all the others.</text:p>
      <text:p text:style-name="P11">Warm down: <text:span text:style-name="T2">400m jog.</text:span></text:p>
      <text:p text:style-name="P10"/>
      <text:p text:style-name="P11"><text:span text:style-name="T2">Tues July 9, 2019 </text:span>5 miles<text:span text:style-name="T2"> <text:s/></text:span></text:p>
      <text:p text:style-name="P10">I walked and ran 5 miles on slightly hilly roads and averaged 11:53/mile. </text:p>
      <text:p text:style-name="P10">I walked about a minute at the beginning of each ½ mile.</text:p>
      <text:p text:style-name="P10"/>
      <text:p text:style-name="P10">Wed July 10, 2019 <text:span text:style-name="T1">7.25 miles</text:span></text:p>
      <text:p text:style-name="P10"><text:span text:style-name="T1">In the morning </text:span>I walked and ran 4 miles on the high school track. I walked about 110 yards at the beginning of each half mile and averaged 10:57/mile.</text:p>
      <text:p text:style-name="P10">Walking pace: about 15:00/mile, Running pace about 10:20/mile</text:p>
      <text:p text:style-name="P10"><text:span text:style-name="T1">In the afternoon</text:span> I ran 3.25 miles with our running group on the high school track in near 90 degree temperatures. <text:s/>This run included 1 x 200m and 4 x 400m. <text:s/></text:p>
      <text:p text:style-name="P5"><text:span text:style-name="T6">Times: 58s for the 200m and about 2:00 for the 400's.</text:span> </text:p>
      <text:p text:style-name="P5"/>
      <text:p text:style-name="P10">Thur July 11, 2019 <text:s/><text:span text:style-name="T1">3 miles </text:span></text:p>
      <text:p text:style-name="P10">I ran and walked 3 miles on a treadmill. <text:s/>I walked 0.1 miles at the end of each half mile and averaged 10:57/mile. Running pace: 10:00/mi, Walking pace: 15:00/mi </text:p>
      <text:p text:style-name="P10"/>
      <text:p text:style-name="P10">Fri July 12, 2019 <text:span text:style-name="T1">4.5 miles</text:span> </text:p>
      <text:p text:style-name="P10">I ran 4 miles on hilly roads averaging 9:50/mile then I jogged 0.4 miles</text:p>
      <text:p text:style-name="P10"><text:span text:style-name="T1">In the last week: 29.8 miles</text:span> </text:p>
      <text:p text:style-name="P1"><text:soft-page-break/>Sat July 13, 2019 <text:span text:style-name="T1">2 miles</text:span> <text:s/></text:p>
      <text:p text:style-name="P1">I ran 2 miles on slightly hilly roads including 1 mile in 10:10 and 2 x 200m on a slight down hill in about 57s each.</text:p>
      <text:p text:style-name="P1"/>
      <text:p text:style-name="P1">Sun July 14, 2019 <text:span text:style-name="T1">11.1 miles</text:span></text:p>
      <text:p text:style-name="P1"><text:span text:style-name="T1">Warmup: <text:s/></text:span>I ran 1.8 miles at various paces.</text:p>
      <text:p text:style-name="P1"><text:span text:style-name="T1">Run:</text:span> <text:s/>Trailblazer 15K in 1:22:23 on the Ernst Trail in Meadville PA. </text:p>
      <text:p text:style-name="P1">Average pace: 8:50/mile <text:s text:c="2"/></text:p>
      <text:p text:style-name="P1">Mile splits: <text:s/>8:57, 8:51, 8:47, 8:49, 8:41, 8:48, 9:07, 9:00, 8:48</text:p>
      <text:p text:style-name="P1"/>
      <text:p text:style-name="P1">Mon July 15, 2019 <text:span text:style-name="T1">4 miles</text:span> </text:p>
      <text:p text:style-name="P1">I ran on the high school track with our running group.</text:p>
      <text:p text:style-name="P1"><text:span text:style-name="T1">Warmup:</text:span> <text:s/>1.25 miles at various paces and rest a few minutes</text:p>
      <text:p text:style-name="P2">Run:<text:span text:style-name="T2"> 1 x 200m, 2 x 400, 1 x 1600m, 1 x 200m,</text:span></text:p>
      <text:p text:style-name="P1">Times: 56s, 2:03, 1:59, 8:10 (splits: 2:06, 2:04, 2:00, 2:00), 56s</text:p>
      <text:p text:style-name="P1">We jogged 200m after the first and last runs and 400m after all the others.</text:p>
      <text:p text:style-name="P1"/>
      <text:p text:style-name="P1">Tues July 16, 2019 <text:span text:style-name="T1">4 miles</text:span> <text:s/></text:p>
      <text:p text:style-name="P1">I walked and ran 4 miles on hilly roads and averaged 11:38/mile. <text:s/>I walked about 1:00 at the beginning of each ½ mile for a total of about 8 minutes of walking.</text:p>
      <text:p text:style-name="P1"/>
      <text:p text:style-name="P1">Wed July 17, 2019 <text:span text:style-name="T1">3 miles</text:span> </text:p>
      <text:p text:style-name="P1">I ran 3 miles with our running group on the high school track.</text:p>
      <text:p text:style-name="P1">This run included 1 x 200m and 4 x 400m. <text:s/></text:p>
      <text:p text:style-name="P1">Times: 55s for the 200m and 1:55, 1:55, 1:52 and 1:52 for the 400's. </text:p>
      <text:p text:style-name="P2"/>
      <text:p text:style-name="P2"><text:span text:style-name="T2">Thur July 18, 2019</text:span> 4 miles </text:p>
      <text:p text:style-name="P1">I walked and ran 4 miles on hilly roads and averaged 11:14/mile. <text:s/>I walked 3 times <text:s/>for a total of 5:20 walking.</text:p>
      <text:p text:style-name="P1"/>
      <text:p text:style-name="P1">Fri July 19, 2019 <text:span text:style-name="T1">no running</text:span> </text:p>
      <text:p text:style-name="P1"/>
      <text:p text:style-name="P1">In the last week: <text:span text:style-name="T1">28.1 miles</text:span> </text:p>
      <text:p text:style-name="P1"/>
      <text:p text:style-name="P1"/>
      <text:p text:style-name="P1"><text:soft-page-break/>Sat July 20, 2019 <text:span text:style-name="T1">1.25 miles</text:span></text:p>
      <text:p text:style-name="P1">I ran on the high school track. I am running a ½ marathon tomorrow. <text:s/></text:p>
      <text:p text:style-name="P1">800m in 4:43, rest 3:00, 400m in 2:13, rest 3:00, 2 x 200m in 1:01 and 1:05 with a 200m jog after each. </text:p>
      <text:p text:style-name="P1"/>
      <text:p text:style-name="P1">Sun July 21, 2019 <text:span text:style-name="T1">14.1 miles </text:span></text:p>
      <text:p text:style-name="P2">Warmup: <text:span text:style-name="T2">1 mile at various paces</text:span></text:p>
      <text:p text:style-name="P2">Run: <text:span text:style-name="T2">I ran the Presque Isle Half Marathon in Erie PA on a hot humid day.</text:span></text:p>
      <text:p text:style-name="P2">Results:<text:span text:style-name="T2"> Gun Time: 2:00:35, Average Pace: 9:12/mi, First in 75-79 age group, </text:span></text:p>
      <text:p text:style-name="P2"><text:span text:style-name="T2">290</text:span><text:span text:style-name="T5">th</text:span><text:span text:style-name="T2"> out of 1000 finishers, 17</text:span><text:span text:style-name="T5">th</text:span><text:span text:style-name="T2"> fastest age graded time. </text:span></text:p>
      <text:p text:style-name="P1">Mile Splits: </text:p>
      <text:p text:style-name="P1">8:53, 9:07, 8:59, 9:09, 9:05, 9:12, 9:16, 9:20, 9:19, 9:25, 9:08, 9:12, 9:29</text:p>
      <text:p text:style-name="P1">Note: I drank enough water but I didn't drink much Gatorade during the run which I usually do. <text:s/>Also I usually eat a gel at the 10 mile mark <text:s/>but I did not today. <text:s/>With more Gatorade and the gel I don't think I would have faded in the last mile. <text:s/>I usually pick up the pace in the last mile.</text:p>
      <text:p text:style-name="P1"/>
      <text:p text:style-name="P1">Mon July 22, 2019 <text:s/><text:span text:style-name="T1">3 miles</text:span> <text:s/></text:p>
      <text:p text:style-name="P1">I ran 3 miles on hilly roads and averaged 11:00/mile.</text:p>
      <text:p text:style-name="P1"/>
      <text:p text:style-name="P1">Tues July 23, 2019 <text:span text:style-name="T1">no running</text:span> <text:s/></text:p>
      <text:p text:style-name="P1"/>
      <text:p text:style-name="P1">Wed July 24, 2019 <text:span text:style-name="T1">2.5 miles</text:span> </text:p>
      <text:p text:style-name="P1">I walked about 1 mile on trail in Cook Forest, rested a few minutes and then ran about 1.5 miles on a hilly trail.</text:p>
      <text:p text:style-name="P1"/>
      <text:p text:style-name="P1">Thurs July 25, 2019 <text:span text:style-name="T1">3 miles</text:span> </text:p>
      <text:p text:style-name="P1">I ran three miles on hilly roads in Meadville and averaged 10:38/mile.</text:p>
      <text:p text:style-name="P1"/>
      <text:p text:style-name="P1">Fri July 26, 2019 <text:span text:style-name="T1">no running</text:span> </text:p>
      <text:p text:style-name="P1"/>
      <text:p text:style-name="P2">In the last week: 23.9 miles</text:p>
      <text:p text:style-name="P2"/>
      <text:p text:style-name="P2"/>
      <text:p text:style-name="P2"/>
      <text:p text:style-name="P2"/>
      <text:p text:style-name="P12"><text:soft-page-break/>Sat July 27, 2019 <text:span text:style-name="T1">5 miles</text:span> <text:s/></text:p>
      <text:p text:style-name="P12">I ran and walked 5 miles on hilly roads and averaged about 11:30/mile.</text:p>
      <text:p text:style-name="P12"/>
      <text:p text:style-name="P12">Sun July 28, 2019 <text:span text:style-name="T1">no running</text:span> </text:p>
      <text:p text:style-name="P12"/>
      <text:p text:style-name="P21">Mon July 29, 2019 <text:span text:style-name="T1">4.3 miles</text:span></text:p>
      <text:p text:style-name="P21">I ran with our running group on the Greendale Cemetery 510 meter loop.</text:p>
      <text:p text:style-name="P22">Warmup: <text:span text:style-name="T2">1.3 miles</text:span></text:p>
      <text:p text:style-name="P22">Run: <text:span text:style-name="T2">1 x 200m (54s mainly downhill) and jog 300m</text:span></text:p>
      <text:p text:style-name="P23">5 x 510m with about a 300m jog between the runs</text:p>
      <text:p text:style-name="P23">My times: 2:34, 2:34, 2:29, 2:30, 2:21</text:p>
      <text:p text:style-name="P22">Warm down:<text:span text:style-name="T2"> 510m jog</text:span></text:p>
      <text:p text:style-name="P23"/>
      <text:p text:style-name="P22"><text:span text:style-name="T2">Tues July 30, 2019 </text:span>no running</text:p>
      <text:p text:style-name="P23"/>
      <text:p text:style-name="P21">Wed July 31, 2019 <text:span text:style-name="T1">5 miles</text:span></text:p>
      <text:p text:style-name="P21">I ran with our running group on the Greendale Cemetery 510 meter loop.</text:p>
      <text:p text:style-name="P22">Warmup: <text:span text:style-name="T2">1 mile in 9:50, rest 2 minutes, 1 mile in 10:45, rest 7 minutes </text:span></text:p>
      <text:p text:style-name="P22">Run: <text:span text:style-name="T2">1 x 200m (54s mainly downhill) and jog 300m</text:span></text:p>
      <text:p text:style-name="P23">5 x 510m with about a 300m jog between the runs</text:p>
      <text:p text:style-name="P23">My times: 2:37, 2:29, 2:22, 2:24, 2:21</text:p>
      <text:p text:style-name="P22">Warm down:<text:span text:style-name="T2"> 510m jog</text:span></text:p>
      <text:p text:style-name="P23"/>
      <text:p text:style-name="P12">Thur Aug 1, 2019 <text:span text:style-name="T1">5 miles</text:span> <text:s/></text:p>
      <text:p text:style-name="P12">I walked and ran 5 miles on slightly hilly roads and averaged 11:20/mile. <text:s/>I walked about 6 minutes total during 4 walks. </text:p>
      <text:p text:style-name="P12"/>
      <text:p text:style-name="P12">Fri Aug 2, 2019 <text:span text:style-name="T1">6 miles</text:span> <text:s/></text:p>
      <text:p text:style-name="P12">I ran 4 miles on hilly roads and averaged 10:04/mile.</text:p>
      <text:p text:style-name="P12">After about 2 hours I walked and ran 2 miles on hilly roads.</text:p>
      <text:p text:style-name="P12"/>
      <text:p text:style-name="P13">In the last week: 25.3 miles</text:p>
      <text:p text:style-name="P13"/>
      <text:p text:style-name="P13"/>
      <text:p text:style-name="P13"/>
      <text:p text:style-name="P14"><text:soft-page-break/>Sat Aug 3, 2019 <text:span text:style-name="T1">5.8 miles</text:span></text:p>
      <text:p text:style-name="P14">I ran with our running group in Greendale Cemetery. <text:s/></text:p>
      <text:p text:style-name="P15">Warmup: <text:s/><text:span text:style-name="T2">1.3 miles</text:span></text:p>
      <text:p text:style-name="P15">Run:<text:span text:style-name="T2"> 3 x 1.5 miles: The 1.5 mile course went up, down, up and down on the cemetery main road. <text:s/>There was a total ascent of 176 feet over the 1.5 miles. <text:s/>We rested about 4 minutes after the first and second runs.</text:span></text:p>
      <text:p text:style-name="P14">Times and paces for the runs: 15:11 (10:07/mile), 13:50 (9:13/mile), 13:04 (8:43/mi)</text:p>
      <text:p text:style-name="P14"/>
      <text:p text:style-name="P15"><text:span text:style-name="T2">Sun Aug 4, 2019 </text:span>no running<text:span text:style-name="T2"> <text:s/></text:span></text:p>
      <text:p text:style-name="P14"/>
      <text:p text:style-name="P14">Mon Aug 5, 2019 <text:s/><text:span text:style-name="T1">6.9 miles</text:span></text:p>
      <text:p text:style-name="P14">In the morning I ran 1 mile on a hill with a 250 foot ascent and no descent.</text:p>
      <text:p text:style-name="P14">In the afternoon I ran with our running group on the Greendale Cemetery loop.</text:p>
      <text:p text:style-name="P14"><text:span text:style-name="T1">Warmup:</text:span> <text:s/>2.25 miles and rest about 8 minutes</text:p>
      <text:p text:style-name="P14"><text:span text:style-name="T1">Runs and my times:</text:span> </text:p>
      <text:p text:style-name="P14">1x255 m (½ loop = 255 m), 74s </text:p>
      <text:p text:style-name="P14">1x510 m (1 loop = 510 m), <text:s/>2:34 </text:p>
      <text:p text:style-name="P14">1x765 m (1.5 loops =765 m), 4:00</text:p>
      <text:p text:style-name="P14">1x765 m, 3:41 </text:p>
      <text:p text:style-name="P14">1x510 m, 2:21 </text:p>
      <text:p text:style-name="P14">1x255 m, 62s</text:p>
      <text:p text:style-name="P14">We jogged about 255m between the runs.</text:p>
      <text:p text:style-name="P14"><text:span text:style-name="T1">Warm down: </text:span>700m</text:p>
      <text:p text:style-name="P14"/>
      <text:p text:style-name="P14">Tues Aug 6, 2019 <text:span text:style-name="T1">4 miles</text:span></text:p>
      <text:p text:style-name="P14">I ran 4 miles on hilly roads and averaged 9:40/mi.</text:p>
      <text:p text:style-name="P14"/>
      <text:p text:style-name="P14">Wed Aug 7, 2019 <text:s/><text:span text:style-name="T1">5 miles</text:span></text:p>
      <text:p text:style-name="P14">I ran with our running group on the Greendale Cemetery loop.</text:p>
      <text:p text:style-name="P14"><text:span text:style-name="T1">Warmup:</text:span> <text:s/>2.5 miles including 200m in 55s</text:p>
      <text:p text:style-name="P14"><text:span text:style-name="T1">Runs and my times:</text:span> </text:p>
      <text:p text:style-name="P14">1x255 m (½ loop = 255 m), 67s </text:p>
      <text:p text:style-name="P14">1x510 m (1 loop = 510 m), <text:s/>2:26 </text:p>
      <text:p text:style-name="P14">1x765 m (1.5 loops =765 m), 3:50</text:p>
      <text:p text:style-name="P14">We jogged about 255m after each run.</text:p>
      <text:p text:style-name="P14"><text:span text:style-name="T1">Warm down: </text:span>1.25 miles</text:p>
      <text:p text:style-name="P14"/>
      <text:p text:style-name="P14">Thur Aug 8, 2019 <text:span text:style-name="T1">no running</text:span></text:p>
      <text:p text:style-name="P10"><text:span text:style-name="T7">Fri Aug 9, 2019 </text:span><text:span text:style-name="T8">no running</text:span></text:p>
      <text:p text:style-name="P15"/>
      <text:p text:style-name="P15"><text:soft-page-break/>In the past week: 21.7 miles</text:p>
      <text:p text:style-name="P5">Sat Aug 10, 2019 <text:span text:style-name="T1">10.6 miles</text:span> </text:p>
      <text:p text:style-name="P5">I ran 10 miles around Tamarack Lake with Tim Dunn.</text:p>
      <text:p text:style-name="P5">The first 1.5 miles goes up 324 feet. The course has a total ascent of about 525 feet. Our time was 1:35:10 and we averaged about 9:30/mile. After the first 1.5 miles uphill we averaged about 9:06/mile.</text:p>
      <text:p text:style-name="P5"><text:span text:style-name="T1">Warm down:</text:span> <text:s/>After 20 minutes I jogged 0.6 miles.</text:p>
      <text:p text:style-name="P5"/>
      <text:p text:style-name="P5">Sun Aug 11, 2019 <text:span text:style-name="T1">no running</text:span> </text:p>
      <text:p text:style-name="P5"/>
      <text:p text:style-name="P5">Mon Aug 12, 2019 <text:span text:style-name="T1">7 miles</text:span></text:p>
      <text:p text:style-name="P5">I ran with our running group on the Greendale Cemetery 510 meter loop.</text:p>
      <text:p text:style-name="P5"><text:span text:style-name="T1">Warmup:</text:span> 3 miles at about 10:30/mile and rest 2 minutes.</text:p>
      <text:p text:style-name="P8">Run: <text:span text:style-name="T2">1 x 200 meters and 7 x 510 meters with a 300 meter jog between the runs.</text:span></text:p>
      <text:p text:style-name="P5">Times for runs: 55s, 2:41, 2:35, 2:31, 2:24, 2:22, 2:11.2(6:54/mile pace), 2:31 </text:p>
      <text:p text:style-name="P5">The times between the runs averaged about 3:40.</text:p>
      <text:p text:style-name="P8">Warm down: <text:span text:style-name="T2">510 meters</text:span></text:p>
      <text:p text:style-name="P5"/>
      <text:p text:style-name="P8"><text:span text:style-name="T2">Tues Aug 13, 2019 </text:span>no running</text:p>
      <text:p text:style-name="P8"/>
      <text:p text:style-name="P5">Wed <text:s/>Aug 14, 2019 <text:span text:style-name="T1">6 miles</text:span></text:p>
      <text:p text:style-name="P5">I ran with our running group on the Greendale Cemetery 510 meter loop.</text:p>
      <text:p text:style-name="P5"><text:span text:style-name="T1">Warmup:</text:span> 2 miles at about 11:00/mile and rest a few minutes.</text:p>
      <text:p text:style-name="P8">Run: <text:span text:style-name="T2">1 x 200 meters and 7 x 510 meters with a 300 meter jog between the runs.</text:span></text:p>
      <text:p text:style-name="P5">Times for runs: 52s, 2:35, 2:33, 2:32, 2:29, 2:27, 2:25, 2:15 </text:p>
      <text:p text:style-name="P5">The times between the runs averaged about 3:40.</text:p>
      <text:p text:style-name="P8">Warm down: <text:span text:style-name="T2">510 meters</text:span></text:p>
      <text:p text:style-name="P5"/>
      <text:p text:style-name="P8"><text:span text:style-name="T2">Thur Aug 15, 2019 </text:span>4.2 miles<text:span text:style-name="T2"> <text:s/></text:span></text:p>
      <text:p text:style-name="P5">I ran 4 miles and averaged 9:50/mile. <text:s/>The run included 2.2 miles on hilly roads and 2 miles on the college track. </text:p>
      <text:p text:style-name="P5"/>
      <text:p text:style-name="P5">Fri Aug 16, 2019 <text:span text:style-name="T1">3 miles</text:span> </text:p>
      <text:p text:style-name="P5">I ran 3 miles on hilly roads and averaged 9:15/mile.</text:p>
      <text:p text:style-name="P5"/>
      <text:p text:style-name="P8">In the past week: 30.6 miles </text:p>
      <text:p text:style-name="P8"/>
      <text:p text:style-name="P8"/>
      <text:p text:style-name="P8"><text:soft-page-break/></text:p>
      <text:p text:style-name="P5">Sat Aug 17, 2019 <text:span text:style-name="T1">3 miles</text:span></text:p>
      <text:p text:style-name="P5">I ran 3 miles on hilly roads and averaged 8:56/mile.</text:p>
      <text:p text:style-name="P5"/>
      <text:p text:style-name="P5">Sun Aug 18, 2019 <text:span text:style-name="T1">no running </text:span></text:p>
      <text:p text:style-name="P8"/>
      <text:p text:style-name="P5">Mon Aug 19, 2019 <text:span text:style-name="T1">4 miles</text:span> <text:s/></text:p>
      <text:p text:style-name="P5">I walked 0.1 miles at the beginning of each ½ mile and averaged 12:00/mile for 4 miles.</text:p>
      <text:p text:style-name="P5"/>
      <text:p text:style-name="P5">Tues Aug 20, 2019 <text:span text:style-name="T1">5 miles</text:span> <text:s/></text:p>
      <text:p text:style-name="P5">I ran 5 miles and averaged 9:46/mile. <text:s/>The middle mile was in 9:30 on the Allegheny track. <text:s/>The other 4 miles were on hilly roads.</text:p>
      <text:p text:style-name="P5"/>
      <text:p text:style-name="P5">Wed Aug 21, 2019 <text:s/><text:span text:style-name="T1">6 miles</text:span></text:p>
      <text:p text:style-name="P5">I ran with 4 other runners on the 510 meter loop in Greendale Cemetery.</text:p>
      <text:p text:style-name="P8">Warmup: <text:s/><text:span text:style-name="T2">2 miles at about 11:00/mile and rest a few minutes</text:span></text:p>
      <text:p text:style-name="P8">Run:<text:span text:style-name="T2"> </text:span></text:p>
      <text:p text:style-name="P5">1 x 200m in 55s with a 200m jog after</text:p>
      <text:p text:style-name="P5">2 x 510m in 2:34 and 2:35 with a 300m jog after each</text:p>
      <text:p text:style-name="P5">2 x 1020m in 5:11 and 5:17 with a 510m jog after each</text:p>
      <text:p text:style-name="P5">1 x 510m in 2:25 with a 510 m jog after</text:p>
      <text:p text:style-name="P5"/>
      <text:p text:style-name="P5">Thur Aug 22, 2019 <text:span text:style-name="T1">5 miles</text:span> <text:s text:c="3"/></text:p>
      <text:p text:style-name="P5">I did the same workout as 2 days ago and again averaged 9:46/mile. The middle mile was on the Allegheny track and the other 4 miles were on hilly roads. Today I started out slower than 2 days ago because I was tired from yesterday's workout. <text:s/>But as I warmed up I felt better and faster.</text:p>
      <text:p text:style-name="P5">Tuesday's splits: <text:s/>10:17, 9:36, 9:30, 10:00, 9:29<text:tab/></text:p>
      <text:p text:style-name="P5">Today's splits: <text:s text:c="5"/>11:06, 9:46, 9:34, <text:s/>9:29, 8:54</text:p>
      <text:p text:style-name="P5"/>
      <text:p text:style-name="P5">Fri Aug 23, 2019 <text:span text:style-name="T1">4 miles</text:span> <text:s text:c="2"/></text:p>
      <text:p text:style-name="P5">I ran 4 miles on roads that were slightly hillier than the 4 miles of roads that I ran yesterday and on Tuesday. <text:s/>I averaged 9:37/mile which was faster today. <text:s text:c="2"/></text:p>
      <text:p text:style-name="P5"/>
      <text:p text:style-name="P8">In the past week: 27 miles</text:p>
      <text:p text:style-name="P5"/>
      <text:p text:style-name="P5"/>
      <text:p text:style-name="P4"><text:soft-page-break/>Sat Aug 24, 2019 <text:span text:style-name="T1">5.5 miles</text:span></text:p>
      <text:p text:style-name="P4">I ran with our running group in Greendale Cemetery. <text:s/>Six of us ran. </text:p>
      <text:p text:style-name="P3">Warmup: <text:s/><text:span text:style-name="T2">1 mile including ¼ mile up to top of Limber Rd in 2:44</text:span></text:p>
      <text:p text:style-name="P3">Run:<text:span text:style-name="T2"> 3 x 1.5 miles: The 1.5 mile course went up, down, up and down on the cemetery main road. <text:s/>There was a total ascent of 176 feet over the 1.5 miles. <text:s/>We rested about 4 minutes after the first and second runs.</text:span></text:p>
      <text:p text:style-name="P4">We did the same workout on August 3, three weeks ago.</text:p>
      <text:p text:style-name="P4">Today's times: 14:33 (9:42/mile), <text:s text:c="2"/>13:56 (9:17/mile), 12:59 (8:39/mi)</text:p>
      <text:p text:style-name="P3"><text:span text:style-name="T2">Aug 3</text:span><text:span text:style-name="T5">rd</text:span><text:span text:style-name="T2"> times: 15:11 (10:07/mile), 13:50 (9:13/mile), 13:04 (8:43/mi)</text:span></text:p>
      <text:p text:style-name="P4"/>
      <text:p text:style-name="P3"><text:span text:style-name="T2">Sun Aug 25, 2019 </text:span>4.65 miles </text:p>
      <text:p text:style-name="P4">I ran near a hotel in Lamar PA on our way to Ortley Beach in NJ.</text:p>
      <text:p text:style-name="P4"><text:span text:style-name="T1">Run:</text:span> 2 x out and back 1.5 miles on a hilly road. <text:s/>I rested 3 minutes between the 2 runs. </text:p>
      <text:p text:style-name="P4">Times and paces: 14:06 (9:23/mile), 12:03, (8:02/mile)</text:p>
      <text:p text:style-name="P4"><text:span text:style-name="T1">Warm down:</text:span> rested a few minutes and jogged ¼ mile</text:p>
      <text:p text:style-name="P4">Later on I walked 1.4 miles at about 16:00/mile with Monica.</text:p>
      <text:p text:style-name="P4"/>
      <text:p text:style-name="P4">Mon Aug 26, 2019 <text:span text:style-name="T1">4.5 miles <text:s/></text:span></text:p>
      <text:p text:style-name="P4">We are in Ortley Beach. <text:s/>I ran 4 miles on roads and a boardwalk. <text:s/>The first 2 miles were mainly into a strong wind and the second 2 miles were with the wind.</text:p>
      <text:p text:style-name="P3">Mile Splits: <text:span text:style-name="T2">10:17, 9:45, 8:49, 8:08</text:span></text:p>
      <text:p text:style-name="P4"><text:span text:style-name="T1">Time and average pace:</text:span> <text:s/>36:59 (9:15/mile)</text:p>
      <text:p text:style-name="P4"/>
      <text:p text:style-name="P4">Tues Aug 27, 2019 <text:span text:style-name="T1">7 miles</text:span> <text:s text:c="2"/></text:p>
      <text:p text:style-name="P4">I walked and ran 5 miles on roads and a boardwalk. <text:s/></text:p>
      <text:p text:style-name="P4">First I walked and ran 2.5 miles by alternating 0.15 mile walks and 0.35 mile runs </text:p>
      <text:p text:style-name="P4">and averaging 12:19/mile. </text:p>
      <text:p text:style-name="P4">Then I rested about a minute and walked and ran 2.5 miles by alternating ¼ mile walks and ¼ mile runs and averaging 13:32/mile.</text:p>
      <text:p text:style-name="P4">Later on I walked 2 miles at about 16:20/mile with Monica.</text:p>
      <text:p text:style-name="P4">Wed Aug 28, 2019 <text:span text:style-name="T1">no running</text:span> </text:p>
      <text:p text:style-name="P4"/>
      <text:p text:style-name="P4">Thurs Aug 29, 2019 <text:span text:style-name="T1">4.25 miles</text:span> <text:s/></text:p>
      <text:p text:style-name="P4"><text:span text:style-name="T1">Warmup:</text:span> <text:s/>1 mile to the Lavalette boardwalk in 10:32</text:p>
      <text:p text:style-name="P4"><text:span text:style-name="T1">Run:</text:span> <text:s/></text:p>
      <text:p text:style-name="P4">1 x the length of the 1.25 mile boardwalk: Time: 11:00 (8:48/mile) into the wind</text:p>
      <text:p text:style-name="P4">rest 2 minutes </text:p>
      <text:p text:style-name="P4">1 x the length of the boardwalk again: Time: 10:42 (8:34/mile) with the wind </text:p>
      <text:p text:style-name="P3">Warm down: <text:span text:style-name="T2">0.75 miles at10:33/mile</text:span></text:p>
      <text:p text:style-name="P3"><text:span text:style-name="T2">Fri Aug 30, 2019 </text:span>no running<text:span text:style-name="T2"> </text:span></text:p>
      <text:p text:style-name="P4"/>
      <text:p text:style-name="P3">In the past week:<text:span text:style-name="T2"> </text:span>25.9 miles<text:span text:style-name="T2"> <text:s text:c="3"/></text:span><text:s/></text:p>
      <text:p text:style-name="P14"><text:soft-page-break/>Sat Aug 31, 2019 <text:span text:style-name="T1">8 miles </text:span></text:p>
      <text:p text:style-name="P14">I ran the<text:span text:style-name="T1"> </text:span>Stop, Drop and Run 10K Run that started and finished at the Barnegat Municipal Dock in Barnegat, NJ</text:p>
      <text:p text:style-name="P15">Warmup: <text:span text:style-name="T2">2 miles at various paces</text:span></text:p>
      <text:p text:style-name="P15">Run:<text:span text:style-name="T2"> After the halfway point I passed about 5 runners and came in 14</text:span><text:span text:style-name="T5">th</text:span><text:span text:style-name="T2"> out of 41 runners. <text:s/>Final time and average pace: 53:58 (8:41/mile)</text:span></text:p>
      <text:p text:style-name="P14">Mile splits: 8:58, 8:49, 8:43, 8:31, 8:40, 8:30</text:p>
      <text:p text:style-name="P14"/>
      <text:p text:style-name="P15"><text:span text:style-name="T2">Sun Sept 1, 2019 <text:s/></text:span>no running </text:p>
      <text:p text:style-name="P14">We drove home 460 miles.</text:p>
      <text:p text:style-name="P14"/>
      <text:p text:style-name="P14">Mon Sept 2, 2019 <text:span text:style-name="T1">5 miles</text:span> <text:s/></text:p>
      <text:p text:style-name="P14">I ran 5 miles out and back on hilly roads and averaged 10:35/mile. The sum of all the ascents along the course is about 380 feet.</text:p>
      <text:p text:style-name="P14"/>
      <text:p text:style-name="P14">Tues Sept 3, 2019 <text:span text:style-name="T1">1 mile</text:span> </text:p>
      <text:p text:style-name="P14">I jogged ½ mile to the Wise Center. <text:s/>At center I used weight machines for a full body workout. Then I jogged ½ mile home.</text:p>
      <text:p text:style-name="P14"/>
      <text:p text:style-name="P14">Wed Sept 4, 2019 <text:span text:style-name="T1">6.5 miles</text:span></text:p>
      <text:p text:style-name="P14">I ran on the Greendale Cemetery loop with 4 other runners.</text:p>
      <text:p text:style-name="P15">Warmup: <text:s text:c="2"/><text:span text:style-name="T2">0.3 mile jog to the cemetery</text:span></text:p>
      <text:p text:style-name="P14">2 miles on the 510 meter loop averaging about 10:25/mile</text:p>
      <text:p text:style-name="P14">a few minute rest and then a 510 meter jog followed by a few minute rest</text:p>
      <text:p text:style-name="P15">Run:<text:span text:style-name="T2"> <text:s/>1 x 200m, Time: 57s, <text:s/>jog 200m </text:span></text:p>
      <text:p text:style-name="P14">2 x 510m, Times: 2:43, 2:38, jog 300m after each</text:p>
      <text:p text:style-name="P14">2 x 1020m, Times: (2:40+2:34) = 5:14, (2:31+2:26) = 4:57, jog 510m after each</text:p>
      <text:p text:style-name="P14">1 x 510m, Time: 2:15.8, jog 510m</text:p>
      <text:p text:style-name="P14">Running got easier for me as I ran. That's why my times got faster as I ran. <text:s/>That's also why I need to take a long warmup before racing and running intervals.</text:p>
      <text:p text:style-name="P14">Note: 1020m in 4:57 is 7:49/mile, <text:s/>510m in 2:15.8 is 7:07/mile <text:s/></text:p>
      <text:p text:style-name="P14"/>
      <text:p text:style-name="P14">Thurs <text:s/>Sept 5, 2019 <text:span text:style-name="T1">1 mile</text:span> </text:p>
      <text:p text:style-name="P14">I jogged ½ mile to the Wise Center. <text:s/>At the center I used weight machines for about 20 minutes for a full body workout. Then I jogged ½ mile home. <text:s/></text:p>
      <text:p text:style-name="P14"/>
      <text:p text:style-name="P14">Fri Sept 6, 2019 <text:span text:style-name="T1">4.5 miles</text:span></text:p>
      <text:p text:style-name="P14">I ran 4.5 miles on hilly roads and averaged 9:02/mile. The last ½ mile was in 4:00.</text:p>
      <text:p text:style-name="P14"/>
      <text:p text:style-name="P15">In the past week: 26 miles <text:s/></text:p>
      <text:p text:style-name="P5"><text:soft-page-break/>Sat Sept 7, 2019 <text:span text:style-name="T1">5 miles</text:span> <text:s/></text:p>
      <text:p text:style-name="P5">I ran 6 x ½ mile with a ¼ mile jog before each ½ mile run and a ½ mile jog after the last ½ mile run. <text:s/>The jogs were at about 12:30/mile pace.</text:p>
      <text:p text:style-name="P8">½ mile times: <text:span text:style-name="T2">The first 3 averaged 4:20 and the second 3 averaged 3:57.</text:span></text:p>
      <text:p text:style-name="P5"/>
      <text:p text:style-name="P5">Sun Sept 8, 2019 <text:span text:style-name="T1">1 mile</text:span> </text:p>
      <text:p text:style-name="P5">I ran ½ mile down to the Wise Center in 4:44. <text:s/>At the center I used weight machines for about 22 minutes for a full body workout. Then I ran uphill ½ mile home in 6:25. </text:p>
      <text:p text:style-name="P5"/>
      <text:p text:style-name="P5">Mon Sept 9, 2019 <text:span text:style-name="T1">3.75 miles</text:span> </text:p>
      <text:p text:style-name="P5">I ran with 6 other runners on the high school track.</text:p>
      <text:p text:style-name="P5"><text:span text:style-name="T1">Warmup:</text:span> 1.75 miles at various paces</text:p>
      <text:p text:style-name="P5"><text:span text:style-name="T1">Run:</text:span> 1 x 200m in 57s followed by a 200m jog</text:p>
      <text:p text:style-name="P5">4 x 400m run with a 200m jog between the runs</text:p>
      <text:p text:style-name="P5">Times: 1:58, 1:57, 2:01, 1:52</text:p>
      <text:p text:style-name="P5">The jogs were at about 12:00/mile.</text:p>
      <text:p text:style-name="P5"><text:span text:style-name="T1">Warm down: </text:span><text:s/>400m jog</text:p>
      <text:p text:style-name="P5"/>
      <text:p text:style-name="P5">Tues Sept 10, 2019 <text:span text:style-name="T1">no running</text:span></text:p>
      <text:p text:style-name="P5"/>
      <text:p text:style-name="P5">Wed <text:s/>Sept 11, 2019 <text:span text:style-name="T1">5 miles</text:span></text:p>
      <text:p text:style-name="P5">I ran with 5 other runners on the high school track.</text:p>
      <text:p text:style-name="P5"><text:span text:style-name="T1">Warmup:</text:span> <text:s/>3 miles at various paces including 2 x 200m in 57s and 62s</text:p>
      <text:p text:style-name="P5"><text:span text:style-name="T1">Run:</text:span> 3200m in (8:00 + 8:05) = 16:05 </text:p>
      <text:p text:style-name="P5"/>
      <text:p text:style-name="P5">Thur Sept 12, 2019 <text:span text:style-name="T1">no running</text:span></text:p>
      <text:p text:style-name="P5">We flew to San Diego California for a wedding.</text:p>
      <text:p text:style-name="P5"/>
      <text:p text:style-name="P5">Fri Sept 13, 2018 <text:span text:style-name="T1">3 miles</text:span></text:p>
      <text:p text:style-name="P5">I ran 3 miles on a sidewalk that went along the Pacific Ocean shoreline in </text:p>
      <text:p text:style-name="P5">La Jolla Ca.</text:p>
      <text:p text:style-name="P5"/>
      <text:p text:style-name="P8">In the past week: 17.8 miles</text:p>
      <text:p text:style-name="P5"/>
      <text:p text:style-name="P5"/>
      <text:p text:style-name="P5"/>
      <text:p text:style-name="P5"/>
      <text:p text:style-name="P16"><text:soft-page-break/>Sat Sept 14, 2019 <text:span text:style-name="T1">3 miles</text:span> <text:s/></text:p>
      <text:p text:style-name="P16">I ran 3 miles on a sidewalk that went along the Pacific Ocean shoreline in </text:p>
      <text:p text:style-name="P16">La Jolla Ca.</text:p>
      <text:p text:style-name="P16"/>
      <text:p text:style-name="P16">Sun Sept 15, 2019 <text:span text:style-name="T1">no running</text:span></text:p>
      <text:p text:style-name="P17"/>
      <text:p text:style-name="P17"><text:span text:style-name="T2">Mon Sept 16, 2019 </text:span>no running </text:p>
      <text:p text:style-name="P16">We flew home.</text:p>
      <text:p text:style-name="P16"/>
      <text:p text:style-name="P16">Tues Sept 17, 2019 <text:span text:style-name="T1">4 miles</text:span></text:p>
      <text:p text:style-name="P16">I walked 4 x ¼ mile during the 4 miles and averaged 12:15/mile. <text:s/>The ratio of walking to running distances was 1/3. </text:p>
      <text:p text:style-name="P16"/>
      <text:p text:style-name="P16">Wed Sept 18, 2019 <text:span text:style-name="T1">5 miles </text:span></text:p>
      <text:p text:style-name="P16">I walked and ran 5 miles on hilly roads and grass and averaged 13:30/mile.</text:p>
      <text:p text:style-name="P16"/>
      <text:p text:style-name="P17">I am thinking about walk/run routines I could use in a long run.</text:p>
      <text:p text:style-name="P17"/>
      <text:p text:style-name="P16">Thurs <text:s/>Sept 19, 2019 <text:span text:style-name="T1">5 miles </text:span></text:p>
      <text:p text:style-name="P16">I walked and ran 5 miles on hilly roads and averaged 13:00/mile.</text:p>
      <text:p text:style-name="P16"/>
      <text:p text:style-name="P16">Fri <text:s/>Sept 20, 2019 <text:span text:style-name="T1">5 miles </text:span></text:p>
      <text:p text:style-name="P16">I walked and ran 5 miles on hilly roads and averaged 13:15/mile.</text:p>
      <text:p text:style-name="P16"/>
      <text:p text:style-name="P16"/>
      <text:p text:style-name="P16"/>
      <text:p text:style-name="P17">In the past week: 22 miles</text:p>
      <text:p text:style-name="P17"/>
      <text:p text:style-name="P5"><text:soft-page-break/>Sat Sept 21, 2019 <text:span text:style-name="T1">6 miles </text:span></text:p>
      <text:p text:style-name="P5">I walked and ran 5 miles on hilly roads and averaged 13:15/mile.</text:p>
      <text:p text:style-name="P5"/>
      <text:p text:style-name="P5">Sun Sept 22, 2019 <text:span text:style-name="T1">1 mile</text:span> <text:s text:c="2"/></text:p>
      <text:p text:style-name="P5">Half mile run down to the Wise Center.</text:p>
      <text:p text:style-name="P5">I used 15 weight machines and did crunches and push ups for a full body workout in 19 minutes.</text:p>
      <text:p text:style-name="P5">Rest 1:15 and a half mile run uphill in 6:18</text:p>
      <text:p text:style-name="P5"/>
      <text:p text:style-name="P5">Mon Sept 23, 2019 <text:span text:style-name="T1">9.35 miles <text:s/></text:span></text:p>
      <text:p text:style-name="P5">In the morning I walked and ran 7.35 miles on hilly roads and averaged 13:12/mile. In the afternoon I ran 2 miles on the high school track at various paces with some of the run at about 9:00/mile. </text:p>
      <text:p text:style-name="P5"/>
      <text:p text:style-name="P5">Tues Sept 24, 2019 <text:span text:style-name="T1">1 mile</text:span> <text:s/></text:p>
      <text:p text:style-name="P5">Half mile run down to the Wise Center.</text:p>
      <text:p text:style-name="P5">I used 15 weight machines and did crunches and push ups for a full body workout in 17 minutes.</text:p>
      <text:p text:style-name="P5">for Rest about 1 minute and a half mile run uphill in 5:48</text:p>
      <text:p text:style-name="P5"/>
      <text:p text:style-name="P5">Wed Sept 25, 2019 <text:span text:style-name="T1">9.1 miles</text:span></text:p>
      <text:p text:style-name="P5">In the morning I walked about 0.1 mile during each mile and averaged 12:18/mile 6 miles on hilly roads.</text:p>
      <text:p text:style-name="P5">In the afternoon I ran with 5 other runners on the high school track.</text:p>
      <text:list xml:id="list3323078356498633482" text:style-name="L2">
        <text:list-item>
          <text:list>
            <text:list-header>
              <text:p text:style-name="P25">1.75 mile warmup at about 10:00/mile and rest a few minutes</text:p>
              <text:p text:style-name="P25">1 x 200, 4 x 400, 1 x 200 with about a 350m jog after each run. <text:s/></text:p>
              <text:p text:style-name="P25">Times: 57s, 2:00, 1:58, 2:01, 1:59, 57s</text:p>
            </text:list-header>
          </text:list>
        </text:list-item>
      </text:list>
      <text:p text:style-name="P5"/>
      <text:p text:style-name="P5">Thur Sept 26, 2019 <text:span text:style-name="T1">5 miles</text:span></text:p>
      <text:p text:style-name="P7">I walked and ran 5 miles on hilly roads and averaged 13:08/mile.</text:p>
      <text:p text:style-name="P5"/>
      <text:p text:style-name="P5">Fri Sept 27, 2019 <text:span text:style-name="T1">5 miles</text:span> <text:s/></text:p>
      <text:p text:style-name="P6"><text:span text:style-name="T1">Warmup:</text:span> 1 mile to the Allegheny College track in 9:40 and rested 4 minutes.</text:p>
      <text:p text:style-name="P6"><text:span text:style-name="T1">Run:</text:span> 3 miles on the track in 26:11. I ran slightly wide on the turns so each lap was ¼ mile. Splits: 8:55, 8:53, 8:23</text:p>
      <text:p text:style-name="P6">The ¼ mile splits for the last mile: 2:11, 2:09, 2:06, 1:57</text:p>
      <text:p text:style-name="P9">Warm down: <text:span text:style-name="T2">rest a few minutes and jog 1 mile home</text:span></text:p>
      <text:p text:style-name="P9">In the past week:<text:span text:style-name="T2"> </text:span>36.5 miles</text:p>
      <text:p text:style-name="P6"><text:soft-page-break/>Sat Sept 28, 2019 <text:span text:style-name="T1">6.25 miles</text:span> <text:s/></text:p>
      <text:p text:style-name="P6"><text:span text:style-name="T1">Run: </text:span>I ran 5.75 miles with Jim Fitch and averaged 10:45 including the uphill first mile in 12:02 and downhill last ½ mile in 4:45.</text:p>
      <text:p text:style-name="P9">Warm down: <text:span text:style-name="T2">After talking for a while I jogged ½ mile home.</text:span></text:p>
      <text:p text:style-name="P6"/>
      <text:p text:style-name="P9"><text:span text:style-name="T2">Sun Sept 29, 2019 </text:span>6 miles<text:span text:style-name="T2"> <text:s/></text:span></text:p>
      <text:p text:style-name="P6">I ran 6 miles out and back on a course with a total ascent of 443 feet.</text:p>
      <text:p text:style-name="P6">Splits: 10:01, 10:00, 9:57, 10:00, 9:51, 7:57 <text:s/>Average pace: 9:38</text:p>
      <text:p text:style-name="P6">I tried to run about 10:00 for each of the first 5 miles.</text:p>
      <text:p text:style-name="P6"/>
      <text:p text:style-name="P6">Mon Sept 30, 2019 <text:span text:style-name="T1">5 miles</text:span> </text:p>
      <text:p text:style-name="P6">I ran with 4 other runners on the high school track</text:p>
      <text:p text:style-name="P6"><text:span text:style-name="T1">Warmup:</text:span> 2 miles in 10:15 + 9:34 = 19:49 and rest a few minutes</text:p>
      <text:p text:style-name="P9">Run: <text:s/><text:span text:style-name="T2">2 x 200m, 6 x 400m with a 200m jog after each. <text:s/></text:span></text:p>
      <text:p text:style-name="P6">Times: 58s, 1:02, 2:02, 2:00, 2:02, 1:54, 2:02, 1:59</text:p>
      <text:p text:style-name="P9">Warm down: <text:span text:style-name="T2">jog</text:span> <text:span text:style-name="T2">600m </text:span></text:p>
      <text:p text:style-name="P6"/>
      <text:p text:style-name="P9"><text:span text:style-name="T2">Tues Oct 1, 2019 </text:span>5 miles<text:span text:style-name="T2"> </text:span></text:p>
      <text:p text:style-name="P6">I walked and ran 5 miles on hilly roads and averaged 13:00/mile.</text:p>
      <text:p text:style-name="P6"/>
      <text:p text:style-name="P9"><text:span text:style-name="T2">Wed Oct 2, 2019 </text:span>4.75 miles<text:span text:style-name="T2"> <text:s text:c="2"/></text:span></text:p>
      <text:p text:style-name="P6">I ran on the high school track with 6 other runners.</text:p>
      <text:p text:style-name="P9">Warmup: <text:s/><text:span text:style-name="T2">2.25 miles at about 10:20/mile, 1 x 200 in 64s, and jog 200m</text:span></text:p>
      <text:p text:style-name="P9">Run: <text:span text:style-name="T2">2 miles in 16:11, Splits: 8:12, 7:59</text:span></text:p>
      <text:p text:style-name="P9">Warmdown: <text:span text:style-name="T2">400m jog</text:span></text:p>
      <text:p text:style-name="P6"/>
      <text:p text:style-name="P9"><text:span text:style-name="T2">Thur Oct 3, 2019 </text:span>7.35 miles<text:span text:style-name="T2"> <text:s/></text:span></text:p>
      <text:p text:style-name="P6">I ran and walked 7.35 miles on hilly roads and averaged 12:30/mile.</text:p>
      <text:p text:style-name="P6"/>
      <text:p text:style-name="P6">Fri Oct 4, 2019 <text:span text:style-name="T1">6 miles</text:span> <text:s/></text:p>
      <text:p text:style-name="P6">I ran 6 miles on a hilly course and averaged 11:23/mile.</text:p>
      <text:p text:style-name="P6"/>
      <text:p text:style-name="P6"/>
      <text:p text:style-name="P6"/>
      <text:p text:style-name="P9">In the past week: 40.35 miles</text:p>
      <text:p text:style-name="P9"/>
      <text:p text:style-name="P9"/>
      <text:p text:style-name="P9"/>
      <text:p text:style-name="P9"><text:soft-page-break/><text:span text:style-name="T2">Sat Oct 5, 2019</text:span> 16 miles <text:s text:c="2"/></text:p>
      <text:p text:style-name="P6">I ran and walked 16 miles with Jim Fitch on somewhat hilly roads. <text:s/></text:p>
      <text:p text:style-name="P6">5 miles averaging 13:17/mile and rest about 4 minutes</text:p>
      <text:p text:style-name="P6">5 miles averaging 12:58/mile and rest about 4 minutes</text:p>
      <text:list xml:id="list3401617781388231507" text:style-name="L3">
        <text:list-item>
          <text:list>
            <text:list-header>
              <text:p text:style-name="P27">5.5 miles averaging 12:27/mile</text:p>
              <text:p text:style-name="P27">After resting a few minutes I jogged ½ mile home.</text:p>
            </text:list-header>
          </text:list>
        </text:list-item>
      </text:list>
      <text:p text:style-name="P6"/>
      <text:p text:style-name="P6">Sun Oct 6, 2019 <text:span text:style-name="T1">no running</text:span> <text:s/></text:p>
      <text:p text:style-name="P6"/>
      <text:p text:style-name="P6">Mon Oct 7, 2019 <text:span text:style-name="T1">9.6 miles</text:span></text:p>
      <text:p text:style-name="P6"><text:span text:style-name="T1">In the morning I ran and walked 7 miles on hilly roads. </text:span><text:s/></text:p>
      <text:p text:style-name="P6">I ran the first 2 miles without walking and averaged 10:30/mile. <text:s/>For the last 5 miles I walked 0.2 miles at the beginning of each ½ mile and ran the rest. The average pace while I was walking and running was about 13:00/mile.</text:p>
      <text:p text:style-name="P9">In the afternoon I ran and jogged 3.6 miles on the high school track.</text:p>
      <text:p text:style-name="P6">The workout included a 1.5 mile warm up and: 1 x 200m (66s), 1 x 400m (2:27), 1 x 800m (4:56), 1 x 400m (2:30), 1 x 200m (60s). </text:p>
      <text:p text:style-name="P6">I jogged 200m or 400m after each run, and warmed down with a 400m jog. </text:p>
      <text:p text:style-name="P6"/>
      <text:p text:style-name="P6">Tues Oct 8, 2019 <text:s/><text:span text:style-name="T1">no running</text:span></text:p>
      <text:p text:style-name="P9"/>
      <text:p text:style-name="P6">Wed Oct 9, 2019 <text:span text:style-name="T1">7.75 miles</text:span></text:p>
      <text:p text:style-name="P6"><text:span text:style-name="T1">In the early afternoon I ran and walked 4 miles on hilly roads. </text:span><text:s/></text:p>
      <text:p text:style-name="P6">The first 2 miles I ran without walking and averaged 9:41/mile.</text:p>
      <text:p text:style-name="P6">The next 2 miles I walked 0.2 miles at the beginning of each ½ mile and averaged: 13:03/mile</text:p>
      <text:p text:style-name="P9">In late afternoon I ran with 6 other runners on the high school track.</text:p>
      <text:p text:style-name="P6"><text:span text:style-name="T1">Warm up:</text:span> 1.5 miles at <text:s/>about 10:00/mile and rest a few minutes</text:p>
      <text:p text:style-name="P6"><text:span text:style-name="T1">Run:</text:span> 2 x 200m in 58s and 59s and 4 x 400 in 2:03, 2:00, 1:58, 1:59</text:p>
      <text:p text:style-name="P6">We jogged 200m after each run and another 400m at the end to warm down.</text:p>
      <text:p text:style-name="P6"/>
      <text:p text:style-name="P6">Thurs Oct 10, 2019 <text:span text:style-name="T1">no running</text:span> <text:s text:c="2"/></text:p>
      <text:p text:style-name="P6"/>
      <text:p text:style-name="P6">Fri Oct 11, 2019 7 miles</text:p>
      <text:p text:style-name="P6">I ran 7 miles on hilly roads and averaged 11:03/mile</text:p>
      <text:p text:style-name="P6"/>
      <text:p text:style-name="P6"><text:span text:style-name="T1">In the past week: 40.4 miles</text:span> </text:p>
      <text:p text:style-name="P6"/>
      <text:p text:style-name="P6"><text:soft-page-break/>Oct 12, 2019 <text:span text:style-name="T1">no running</text:span></text:p>
      <text:p text:style-name="P6"/>
      <text:p text:style-name="P6">Oct 13, 2019 3 <text:span text:style-name="T1">miles</text:span> <text:s text:c="2"/></text:p>
      <text:p text:style-name="P6">I ran 3 miles on hilly roads and averaged 11:04/m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9-05-30T10:32:09.53</meta:creation-date>
    <dc:date>2019-10-13T16:07:57.69</dc:date>
    <dc:creator>James  Lombardi</dc:creator>
    <meta:editing-duration>P1DT4H45M49S</meta:editing-duration>
    <meta:editing-cycles>138</meta:editing-cycles>
    <meta:generator>OpenOffice/4.1.2$Win32 OpenOffice.org_project/412m3$Build-9782</meta:generator>
    <meta:document-statistic meta:table-count="0" meta:image-count="0" meta:object-count="0" meta:page-count="24" meta:paragraph-count="589" meta:word-count="6319" meta:character-count="31426"/>
  </office:meta>
</office:document-meta>
</file>